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35pt"/>
    </style:style>
    <style:style style:name="co2" style:family="table-column">
      <style:table-column-properties fo:break-before="auto" style:column-width="13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1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1pt solid #000000"/>
      <style:paragraph-properties fo:text-align="center" fo:margin-left="0pt"/>
      <style:text-properties fo:color="#999999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2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999999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eeeeee" style:text-align-source="fix" style:repeat-content="false" fo:border="0.71pt solid #000000"/>
      <style:paragraph-properties fo:text-align="center" fo:margin-left="0pt"/>
    </style:style>
    <style:style style:name="ce17" style:family="table-cell" style:parent-style-name="Default">
      <style:table-cell-properties fo:background-color="#000000" style:text-align-source="fix" style:repeat-content="false" fo:border="0.71pt solid #000000"/>
      <style:paragraph-properties fo:text-align="center" fo:margin-left="0pt"/>
      <style:text-properties fo:color="#999999"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color="#ff3333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71pt solid #000000"/>
      <style:paragraph-properties fo:text-align="center" fo:margin-left="0pt"/>
      <style:text-properties fo:color="#ff3333"/>
    </style:style>
    <style:style style:name="ce21" style:family="table-cell" style:parent-style-name="Default">
      <style:table-cell-properties fo:background-color="#000000" style:text-align-source="fix" style:repeat-content="false" fo:border="0.71pt solid #000000"/>
      <style:paragraph-properties fo:text-align="center" fo:margin-left="0pt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  <style:text-properties fo:color="#ff3333"/>
    </style:style>
    <style:style style:name="ce24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ff3333"/>
    </style:style>
    <style:style style:name="ce26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color="#ff3333"/>
    </style:style>
    <style:style style:name="ce28" style:family="table-cell" style:parent-style-name="Default">
      <style:table-cell-properties fo:background-color="#000000" style:text-align-source="fix" style:repeat-content="false" fo:border="0.71pt solid #000000"/>
      <style:paragraph-properties fo:text-align="center" fo:margin-left="0pt"/>
      <style:text-properties fo:color="#999999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3pt solid #ff6600" fo:border-top="0.74pt solid #000000"/>
      <style:paragraph-properties fo:text-align="center" fo:margin-left="0pt"/>
    </style:style>
    <style:style style:name="ce30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999999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3pt solid #ff6600" fo:border-top="0.74pt solid #000000"/>
      <style:paragraph-properties fo:text-align="center" fo:margin-left="0pt"/>
      <style:text-properties fo:color="#999999"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fo:background-color="#000000" fo:border="0.74pt solid #808080"/>
    </style:style>
    <style:style style:name="ce39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3pt solid #ff6600" fo:border-right="none" fo:border-top="none"/>
      <style:paragraph-properties fo:text-align="center" fo:margin-left="0pt"/>
      <style:text-properties fo:font-size="7pt" style:font-size-asian="7pt" style:font-size-complex="7pt"/>
    </style:style>
    <style:style style:name="ce42" style:family="table-cell" style:parent-style-name="Default">
      <style:table-cell-properties fo:border-bottom="0.74pt solid #808080" fo:background-color="#000000" style:text-align-source="fix" style:repeat-content="false" fo:border-left="3pt solid #ff6600" fo:border-right="0.74pt solid #808080" fo:border-top="0.74pt solid #808080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3pt solid #ff6600" fo:border-right="none" fo:border-top="non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fo:border-bottom="0.74pt solid #808080" style:text-align-source="fix" style:repeat-content="false" fo:border-left="3pt solid #ff6600" fo:border-right="0.74pt solid #808080" fo:border-top="0.74pt solid #808080"/>
      <style:paragraph-properties fo:text-align="center" fo:margin-left="0pt"/>
    </style:style>
    <style:style style:name="ce45" style:family="table-cell" style:parent-style-name="Default">
      <style:table-cell-properties fo:border-bottom="0.74pt solid #333333" fo:background-color="#999999" style:text-align-source="fix" style:repeat-content="false" fo:border-left="0.74pt solid #333333" fo:border-right="none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74pt solid #333333" style:text-align-source="fix" style:repeat-content="false" fo:border-left="0.74pt solid #333333" fo:border-right="0.74pt solid #808080" fo:border-top="0.74pt solid #333333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48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pt"/>
    </style:style>
    <style:style style:name="ce49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51" style:family="table-cell" style:parent-style-name="Default">
      <style:table-cell-properties fo:border-bottom="0.74pt solid #333333" fo:background-color="#999999" style:text-align-source="fix" style:repeat-content="false" fo:border-left="none" fo:border-right="none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0.74pt solid #333333" style:text-align-source="fix" style:repeat-content="false" fo:border-left="0.74pt solid #808080" fo:border-right="0.74pt solid #808080" fo:border-top="0.74pt solid #333333"/>
      <style:paragraph-properties fo:text-align="center" fo:margin-left="0pt"/>
    </style:style>
    <style:style style:name="ce5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size="7pt" fo:font-weight="normal" style:font-size-asian="7pt" style:font-weight-asian="normal" style:font-size-complex="7pt" style:font-weight-complex="normal"/>
    </style:style>
    <style:style style:name="ce5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none" fo:border-right="3pt solid #ff6600" fo:border-top="none"/>
      <style:paragraph-properties fo:text-align="center" fo:margin-left="0pt"/>
      <style:text-properties fo:font-size="7pt" style:font-size-asian="7pt" style:font-size-complex="7pt"/>
    </style:style>
    <style:style style:name="ce56" style:family="table-cell" style:parent-style-name="Default">
      <style:table-cell-properties fo:border-bottom="none" fo:background-color="#000000" style:text-align-source="fix" style:repeat-content="false" fo:border-left="none" fo:border-right="3pt solid #ff6600" fo:border-top="none"/>
      <style:paragraph-properties fo:text-align="center" fo:margin-left="0pt"/>
    </style:style>
    <style:style style:name="ce57" style:family="table-cell" style:parent-style-name="Default">
      <style:table-cell-properties fo:border-bottom="none" fo:background-color="#999999" style:text-align-source="fix" style:repeat-content="false" fo:border-left="none" fo:border-right="3pt solid #ff6600" fo:border-top="non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3pt solid #ff6600" fo:border-top="none"/>
      <style:paragraph-properties fo:text-align="center" fo:margin-left="0pt"/>
    </style:style>
    <style:style style:name="ce59" style:family="table-cell" style:parent-style-name="Default">
      <style:table-cell-properties fo:border-bottom="0.74pt solid #333333" fo:background-color="#9999ff" style:text-align-source="fix" style:repeat-content="false" fo:border-left="none" fo:border-right="none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order-bottom="0.74pt solid #333333" style:text-align-source="fix" style:repeat-content="false" fo:border-left="none" fo:border-right="3pt solid #ff6600" fo:border-top="0.74pt solid #333333"/>
      <style:paragraph-properties fo:text-align="center" fo:margin-left="0pt"/>
    </style:style>
    <style:style style:name="ce61" style:family="table-cell" style:parent-style-name="Default">
      <style:table-cell-properties fo:border-bottom="0.74pt solid #333333" fo:background-color="#999999" style:text-align-source="fix" style:repeat-content="false" fo:border-left="3pt solid #ff6600" fo:border-right="none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0.74pt solid #333333" fo:background-color="#999999" style:text-align-source="fix" style:repeat-content="false" fo:border-left="3pt solid #ff6600" fo:border-right="none" fo:border-top="0.74pt solid #333333"/>
      <style:paragraph-properties fo:text-align="center" fo:margin-left="0pt"/>
      <style:text-properties fo:color="#ff3333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order-bottom="0.74pt solid #333333" style:text-align-source="fix" style:repeat-content="false" fo:border-left="3pt solid #ff6600" fo:border-right="0.74pt solid #808080" fo:border-top="0.74pt solid #333333"/>
      <style:paragraph-properties fo:text-align="center" fo:margin-left="0pt"/>
    </style:style>
    <style:style style:name="ce64" style:family="table-cell" style:parent-style-name="Default">
      <style:table-cell-properties fo:border-bottom="0.74pt solid #333333" fo:background-color="#999999" style:text-align-source="fix" style:repeat-content="false" fo:border-left="0.74pt solid #808080" fo:border-right="0.74pt solid #808080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order-bottom="0.74pt solid #333333" fo:background-color="#999999" style:text-align-source="fix" style:repeat-content="false" fo:border-left="0.74pt solid #808080" fo:border-right="0.74pt solid #808080" fo:border-top="0.74pt solid #333333"/>
      <style:paragraph-properties fo:text-align="center" fo:margin-left="0pt"/>
      <style:text-properties fo:color="#ff3333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1.5pt solid #ff6666" fo:border-right="1.5pt solid #ff6666" fo:border-top="1.5pt solid #ff6666"/>
      <style:paragraph-properties fo:text-align="center" fo:margin-left="0pt"/>
      <style:text-properties fo:color="#ff3333" fo:font-size="7pt" style:text-underline-style="none" fo:font-weight="bold" style:font-size-asian="7pt" style:font-weight-asian="bold" style:font-size-complex="7pt" style:font-weight-complex="bold"/>
    </style:style>
    <style:style style:name="ce67" style:family="table-cell" style:parent-style-name="Default">
      <style:table-cell-properties fo:border-bottom="0.74pt solid #808080" fo:background-color="#000000" style:text-align-source="fix" style:repeat-content="false" fo:border-left="1.5pt solid #ff6666" fo:border-right="1.5pt solid #ff6666" fo:border-top="0.74pt solid #808080"/>
      <style:paragraph-properties fo:text-align="center" fo:margin-left="0pt"/>
      <style:text-properties fo:color="#ff3333" style:text-underline-style="none" fo:font-weight="bold" style:font-weight-asian="bold" style:font-weight-complex="bold"/>
    </style:style>
    <style:style style:name="ce68" style:family="table-cell" style:parent-style-name="Default">
      <style:table-cell-properties fo:border-bottom="0.74pt solid #333333" fo:background-color="#999999" style:text-align-source="fix" style:repeat-content="false" fo:border-left="1.5pt solid #ff6666" fo:border-right="1.5pt solid #ff6666" fo:border-top="0.74pt solid #333333"/>
      <style:paragraph-properties fo:text-align="center" fo:margin-left="0pt"/>
      <style:text-properties fo:color="#ff3333" fo:font-size="8pt" style:text-underline-style="none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0.74pt solid #333333" style:text-align-source="fix" style:repeat-content="false" fo:border-left="1.5pt solid #ff6666" fo:border-right="1.5pt solid #ff6666" fo:border-top="0.74pt solid #333333"/>
      <style:paragraph-properties fo:text-align="center" fo:margin-left="0pt"/>
      <style:text-properties fo:color="#ff3333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none" style:text-align-source="fix" style:repeat-content="false" fo:border-left="1.5pt solid #ff3333" fo:border-right="1.5pt solid #ff3333" fo:border-top="1.5pt solid #ff3333"/>
      <style:paragraph-properties fo:text-align="center" fo:margin-left="0pt"/>
      <style:text-properties fo:color="#ff3333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>
      <style:table-cell-properties fo:border-bottom="0.74pt solid #808080" fo:background-color="#000000" style:text-align-source="fix" style:repeat-content="false" fo:border-left="1.5pt solid #ff3333" fo:border-right="1.5pt solid #ff3333" fo:border-top="0.74pt solid #808080"/>
      <style:paragraph-properties fo:text-align="center" fo:margin-left="0pt"/>
      <style:text-properties fo:color="#ff3333" fo:font-weight="bold" style:font-weight-asian="bold" style:font-weight-complex="bold"/>
    </style:style>
    <style:style style:name="ce73" style:family="table-cell" style:parent-style-name="Default">
      <style:table-cell-properties fo:border-bottom="0.74pt solid #333333" fo:background-color="#999999" style:text-align-source="fix" style:repeat-content="false" fo:border-left="1.5pt solid #ff3333" fo:border-right="1.5pt solid #ff3333" fo:border-top="0.74pt solid #333333"/>
      <style:paragraph-properties fo:text-align="center" fo:margin-left="0pt"/>
      <style:text-properties fo:color="#ff3333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333333" style:text-align-source="fix" style:repeat-content="false" fo:border-left="1.5pt solid #ff3333" fo:border-right="1.5pt solid #ff3333" fo:border-top="0.74pt solid #333333"/>
      <style:paragraph-properties fo:text-align="center" fo:margin-left="0pt"/>
      <style:text-properties fo:color="#ff3333" fo:font-weight="bold" style:font-weight-asian="bold" style:font-weight-complex="bold"/>
    </style:style>
    <style:style style:name="ce75" style:family="table-cell" style:parent-style-name="Default">
      <style:table-cell-properties fo:border-bottom="0.74pt solid #333333" fo:background-color="#9999ff" style:text-align-source="fix" style:repeat-content="false" fo:border-left="0.74pt solid #808080" fo:border-right="0.74pt solid #808080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74pt solid #333333" fo:background-color="#9999ff" style:text-align-source="fix" style:repeat-content="false" fo:border-left="none" fo:border-right="none" fo:border-top="0.74pt solid #333333"/>
      <style:paragraph-properties fo:text-align="center" fo:margin-left="0pt"/>
      <style:text-properties fo:font-size="7pt" fo:font-weight="normal" style:font-size-asian="7pt" style:font-weight-asian="normal" style:font-size-complex="7pt" style:font-weight-complex="normal"/>
    </style:style>
    <style:style style:name="ce77" style:family="table-cell" style:parent-style-name="Default">
      <style:table-cell-properties fo:border-bottom="0.74pt solid #333333" fo:background-color="#9999ff" style:text-align-source="fix" style:repeat-content="false" fo:border-left="none" fo:border-right="3pt solid #ff6600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74pt solid #333333" fo:background-color="#999999" style:text-align-source="fix" style:repeat-content="false" fo:border-left="none" fo:border-right="none" fo:border-top="0.74pt solid #333333"/>
      <style:paragraph-properties fo:text-align="center" fo:margin-left="0pt"/>
      <style:text-properties fo:color="#ff3333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80" style:family="table-cell" style:parent-style-name="Default">
      <style:table-cell-properties fo:border-bottom="0.74pt solid #808080" fo:background-color="#000000" style:text-align-source="fix" style:repeat-content="false" fo:border-left="0.74pt solid #808080" fo:border-right="3pt solid #ff6600" fo:border-top="0.74pt solid #808080"/>
      <style:paragraph-properties fo:text-align="center" fo:margin-left="0pt"/>
    </style:style>
    <style:style style:name="ce81" style:family="table-cell" style:parent-style-name="Default">
      <style:table-cell-properties fo:border-bottom="0.74pt solid #333333" fo:background-color="#9999ff" style:text-align-source="fix" style:repeat-content="false" fo:border-left="none" fo:border-right="0.74pt solid #333333" fo:border-top="0.74pt solid #333333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order="0.74pt solid 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number-columns-repeated="8" table:default-cell-style-name="ce10"/>
        <table:table-column table:style-name="co2" table:default-cell-style-name="ce15"/>
        <table:table-column table:style-name="co2" table:default-cell-style-name="ce7"/>
        <table:table-column table:style-name="co2" table:default-cell-style-name="ce10"/>
        <table:table-column table:style-name="co2" table:number-columns-repeated="3" table:default-cell-style-name="ce22"/>
        <table:table-column table:style-name="co2" table:default-cell-style-name="ce10"/>
        <table:table-column table:style-name="co2" table:number-columns-repeated="3" table:default-cell-style-name="ce22"/>
        <table:table-column table:style-name="co2" table:default-cell-style-name="ce27"/>
        <table:table-column table:style-name="co2" table:default-cell-style-name="ce7"/>
        <table:table-column table:style-name="co2" table:number-columns-repeated="8" table:default-cell-style-name="ce10"/>
        <table:table-column table:style-name="co2" table:default-cell-style-name="ce15"/>
        <table:table-column table:style-name="co2" table:default-cell-style-name="ce7"/>
        <table:table-column table:style-name="co2" table:number-columns-repeated="8" table:default-cell-style-name="ce10"/>
        <table:table-column table:style-name="co2" table:default-cell-style-name="ce15"/>
        <table:table-column table:style-name="co2" table:default-cell-style-name="ce7"/>
        <table:table-column table:style-name="co2" table:number-columns-repeated="8" table:default-cell-style-name="ce10"/>
        <table:table-column table:style-name="co2" table:default-cell-style-name="ce15"/>
        <table:table-column table:style-name="co2" table:default-cell-style-name="ce7"/>
        <table:table-column table:style-name="co2" table:number-columns-repeated="8" table:default-cell-style-name="ce10"/>
        <table:table-column table:style-name="co2" table:default-cell-style-name="ce15"/>
        <table:table-column table:style-name="co3" table:number-columns-repeated="963" table:default-cell-style-name="ce10"/>
        <table:table-row table:style-name="ro1">
          <table:table-cell/>
          <table:table-cell table:style-name="ce3" office:value-type="float" office:value="0" calcext:value-type="float" table:number-columns-spanned="10" table:number-rows-spanned="1">
            <text:p>0</text:p>
          </table:table-cell>
          <table:covered-table-cell table:number-columns-repeated="8" table:style-name="ce8"/>
          <table:covered-table-cell table:style-name="ce11"/>
          <table:table-cell table:style-name="ce3" office:value-type="float" office:value="1" calcext:value-type="float" table:number-columns-spanned="10" table:number-rows-spanned="1">
            <text:p>1</text:p>
          </table:table-cell>
          <table:covered-table-cell table:style-name="ce8"/>
          <table:covered-table-cell table:number-columns-repeated="3" table:style-name="ce18"/>
          <table:covered-table-cell table:style-name="ce8"/>
          <table:covered-table-cell table:number-columns-repeated="3" table:style-name="ce18"/>
          <table:covered-table-cell table:style-name="ce23"/>
          <table:table-cell table:style-name="ce3" office:value-type="float" office:value="2" calcext:value-type="float" table:number-columns-spanned="10" table:number-rows-spanned="1">
            <text:p>2</text:p>
          </table:table-cell>
          <table:covered-table-cell table:number-columns-repeated="8" table:style-name="ce8"/>
          <table:covered-table-cell table:style-name="ce11"/>
          <table:table-cell table:style-name="ce3" office:value-type="float" office:value="3" calcext:value-type="float" table:number-columns-spanned="10" table:number-rows-spanned="1">
            <text:p>3</text:p>
          </table:table-cell>
          <table:covered-table-cell table:number-columns-repeated="8" table:style-name="ce8"/>
          <table:covered-table-cell table:style-name="ce11"/>
          <table:table-cell table:style-name="ce3" office:value-type="float" office:value="4" calcext:value-type="float" table:number-columns-spanned="10" table:number-rows-spanned="1">
            <text:p>4</text:p>
          </table:table-cell>
          <table:covered-table-cell table:number-columns-repeated="8" table:style-name="ce8"/>
          <table:covered-table-cell table:style-name="ce11"/>
          <table:table-cell table:style-name="ce33"/>
          <table:table-cell table:style-name="ce8" table:number-columns-repeated="8"/>
          <table:table-cell table:style-name="ce11"/>
          <table:table-cell table:number-columns-repeated="963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4"/>
          <table:table-cell table:style-name="ce9" table:number-columns-repeated="8"/>
          <table:table-cell table:style-name="ce32"/>
          <table:table-cell table:style-name="ce2" table:number-columns-repeated="96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5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6" office:value-type="string" calcext:value-type="string">
            <text:p>a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a</text:p>
          </table:table-cell>
          <table:table-cell table:style-name="ce29" office:value-type="string" calcext:value-type="string">
            <text:p>a</text:p>
          </table:table-cell>
          <table:table-cell table:number-columns-repeated="9" table:style-name="ce16" office:value-type="string" calcext:value-type="string">
            <text:p>a</text:p>
          </table:table-cell>
          <table:table-cell table:style-name="ce29" office:value-type="string" calcext:value-type="string">
            <text:p>a</text:p>
          </table:table-cell>
          <table:table-cell table:number-columns-repeated="10" table:style-name="ce16" office:value-type="string" calcext:value-type="string">
            <text:p>a</text:p>
          </table:table-cell>
          <table:table-cell table:style-name="ce34"/>
          <table:table-cell table:style-name="ce35" table:number-columns-repeated="8"/>
          <table:table-cell table:style-name="ce36"/>
          <table:table-cell table:style-name="ce35" table:number-columns-repeated="96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a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a</text:p>
          </table:table-cell>
          <table:table-cell table:style-name="ce29" office:value-type="string" calcext:value-type="string">
            <text:p>a</text:p>
          </table:table-cell>
          <table:table-cell table:number-columns-repeated="10" table:style-name="ce16" office:value-type="string" calcext:value-type="string">
            <text:p>a</text:p>
          </table:table-cell>
          <table:table-cell table:style-name="ce34"/>
          <table:table-cell table:style-name="ce35" table:number-columns-repeated="8"/>
          <table:table-cell table:style-name="ce36"/>
          <table:table-cell table:style-name="ce35" table:number-columns-repeated="96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6" office:value-type="string" calcext:value-type="string">
            <text:p>a</text:p>
          </table:table-cell>
          <table:table-cell table:style-name="ce34"/>
          <table:table-cell table:style-name="ce35" table:number-columns-repeated="8"/>
          <table:table-cell table:style-name="ce36"/>
          <table:table-cell table:style-name="ce35" table:number-columns-repeated="96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a</text:p>
          </table:table-cell>
          <table:table-cell table:style-name="ce34"/>
          <table:table-cell table:style-name="ce35" table:number-columns-repeated="8"/>
          <table:table-cell table:style-name="ce36"/>
          <table:table-cell table:style-name="ce35" table:number-columns-repeated="96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style-name="ce34"/>
          <table:table-cell table:style-name="ce35" table:number-columns-repeated="8"/>
          <table:table-cell table:style-name="ce36"/>
          <table:table-cell table:style-name="ce35" table:number-columns-repeated="96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39"/>
        <table:table-column table:style-name="co2" table:number-columns-repeated="70" table:default-cell-style-name="ce10"/>
        <table:table-column table:style-name="co2" table:number-columns-repeated="953" table:default-cell-style-name="Default"/>
        <table:table-row table:style-name="ro1">
          <table:table-cell table:style-name="Default"/>
          <table:table-cell table:style-name="ce40" office:value-type="float" office:value="0" calcext:value-type="float" table:number-columns-spanned="14" table:number-rows-spanned="1">
            <text:p>0</text:p>
          </table:table-cell>
          <table:covered-table-cell table:number-columns-repeated="13"/>
          <table:table-cell table:style-name="ce40" office:value-type="float" office:value="1" calcext:value-type="float" table:number-columns-spanned="14" table:number-rows-spanned="1">
            <text:p>1</text:p>
          </table:table-cell>
          <table:covered-table-cell table:number-columns-repeated="13"/>
          <table:table-cell table:style-name="ce40" office:value-type="float" office:value="2" calcext:value-type="float" table:number-columns-spanned="14" table:number-rows-spanned="1">
            <text:p>2</text:p>
          </table:table-cell>
          <table:covered-table-cell table:number-columns-repeated="13"/>
          <table:table-cell table:style-name="ce79" office:value-type="float" office:value="3" calcext:value-type="float" table:number-columns-spanned="14" table:number-rows-spanned="1">
            <text:p>3</text:p>
          </table:table-cell>
          <table:covered-table-cell table:style-name="ce47" office:value-type="string" calcext:value-type="string">
            <text:p>mx</text:p>
          </table:covered-table-cell>
          <table:covered-table-cell table:style-name="ce47" office:value-type="string" calcext:value-type="string">
            <text:p>my</text:p>
          </table:covered-table-cell>
          <table:covered-table-cell table:style-name="ce47" office:value-type="string" calcext:value-type="string">
            <text:p>mz</text:p>
          </table:covered-table-cell>
          <table:covered-table-cell table:style-name="ce47" office:value-type="string" calcext:value-type="string">
            <text:p>Ixx</text:p>
          </table:covered-table-cell>
          <table:covered-table-cell table:style-name="ce47" office:value-type="string" calcext:value-type="string">
            <text:p>Iyy</text:p>
          </table:covered-table-cell>
          <table:covered-table-cell table:style-name="ce47" office:value-type="string" calcext:value-type="string">
            <text:p>Izz</text:p>
          </table:covered-table-cell>
          <table:covered-table-cell table:style-name="ce47" office:value-type="string" calcext:value-type="string">
            <text:p>Ixy</text:p>
          </table:covered-table-cell>
          <table:covered-table-cell table:style-name="ce47" office:value-type="string" calcext:value-type="string">
            <text:p>Ixz</text:p>
          </table:covered-table-cell>
          <table:covered-table-cell table:style-name="ce47" office:value-type="string" calcext:value-type="string">
            <text:p>Iyz</text:p>
          </table:covered-table-cell>
          <table:covered-table-cell table:style-name="ce47" office:value-type="string" calcext:value-type="string">
            <text:p>Ia</text:p>
          </table:covered-table-cell>
          <table:covered-table-cell table:style-name="ce47" office:value-type="string" calcext:value-type="string">
            <text:p>fv</text:p>
          </table:covered-table-cell>
          <table:covered-table-cell table:style-name="ce47" office:value-type="string" calcext:value-type="string">
            <text:p>fc</text:p>
          </table:covered-table-cell>
          <table:covered-table-cell table:style-name="ce47" office:value-type="string" calcext:value-type="string">
            <text:p>foff</text:p>
          </table:covered-table-cell>
          <table:table-cell table:style-name="ce40" office:value-type="float" office:value="4" calcext:value-type="float" table:number-columns-spanned="14" table:number-rows-spanned="1">
            <text:p>4</text:p>
          </table:table-cell>
          <table:covered-table-cell table:number-columns-repeated="13"/>
          <table:table-cell table:number-columns-repeated="953"/>
        </table:table-row>
        <table:table-row table:style-name="ro1">
          <table:table-cell table:style-name="ce37"/>
          <table:table-cell table:style-name="ce41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37" table:number-columns-repeated="953"/>
        </table:table-row>
        <table:table-row table:style-name="ro1">
          <table:table-cell table:style-name="ce38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38" table:number-columns-repeated="953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82" table:number-columns-repeated="953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82" table:number-columns-repeated="953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82" table:number-columns-repeated="953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82" table:number-columns-repeated="953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43" office:value-type="string" calcext:value-type="string">
            <text:p>m</text:p>
          </table:table-cell>
          <table:table-cell table:style-name="ce49" office:value-type="string" calcext:value-type="string">
            <text:p>mx</text:p>
          </table:table-cell>
          <table:table-cell table:style-name="ce49" office:value-type="string" calcext:value-type="string">
            <text:p>my</text:p>
          </table:table-cell>
          <table:table-cell table:style-name="ce49" office:value-type="string" calcext:value-type="string">
            <text:p>mz</text:p>
          </table:table-cell>
          <table:table-cell table:style-name="ce49" office:value-type="string" calcext:value-type="string">
            <text:p>Ixx</text:p>
          </table:table-cell>
          <table:table-cell table:style-name="ce49" office:value-type="string" calcext:value-type="string">
            <text:p>Iyy</text:p>
          </table:table-cell>
          <table:table-cell table:style-name="ce49" office:value-type="string" calcext:value-type="string">
            <text:p>Izz</text:p>
          </table:table-cell>
          <table:table-cell table:style-name="ce49" office:value-type="string" calcext:value-type="string">
            <text:p>Ixy</text:p>
          </table:table-cell>
          <table:table-cell table:style-name="ce49" office:value-type="string" calcext:value-type="string">
            <text:p>Ixz</text:p>
          </table:table-cell>
          <table:table-cell table:style-name="ce49" office:value-type="string" calcext:value-type="string">
            <text:p>Iyz</text:p>
          </table:table-cell>
          <table:table-cell table:style-name="ce49" office:value-type="string" calcext:value-type="string">
            <text:p>Ia</text:p>
          </table:table-cell>
          <table:table-cell table:style-name="ce49" office:value-type="string" calcext:value-type="string">
            <text:p>fv</text:p>
          </table:table-cell>
          <table:table-cell table:style-name="ce49" office:value-type="string" calcext:value-type="string">
            <text:p>fc</text:p>
          </table:table-cell>
          <table:table-cell table:style-name="ce57" office:value-type="string" calcext:value-type="string">
            <text:p>foff</text:p>
          </table:table-cell>
          <table:table-cell table:style-name="ce82" table:number-columns-repeated="95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7"/>
          <table:table-cell table:style-name="ce41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66" office:value-type="string" calcext:value-type="string">
            <text:p>my</text:p>
          </table:table-cell>
          <table:table-cell table:style-name="ce66" office:value-type="string" calcext:value-type="string">
            <text:p>mz</text:p>
          </table:table-cell>
          <table:table-cell table:style-name="ce66" office:value-type="string" calcext:value-type="string">
            <text:p>Ixx</text:p>
          </table:table-cell>
          <table:table-cell table:style-name="ce70" office:value-type="string" calcext:value-type="string">
            <text:p>Iyy</text:p>
          </table:table-cell>
          <table:table-cell table:style-name="ce71" office:value-type="string" calcext:value-type="string">
            <text:p>Izz</text:p>
          </table:table-cell>
          <table:table-cell table:style-name="ce71" office:value-type="string" calcext:value-type="string">
            <text:p>Ixy</text:p>
          </table:table-cell>
          <table:table-cell table:style-name="ce71" office:value-type="string" calcext:value-type="string">
            <text:p>Ixz</text:p>
          </table:table-cell>
          <table:table-cell table:style-name="ce71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mx</text:p>
          </table:table-cell>
          <table:table-cell table:style-name="ce47" office:value-type="string" calcext:value-type="string">
            <text:p>my</text:p>
          </table:table-cell>
          <table:table-cell table:style-name="ce47" office:value-type="string" calcext:value-type="string">
            <text:p>mz</text:p>
          </table:table-cell>
          <table:table-cell table:style-name="ce47" office:value-type="string" calcext:value-type="string">
            <text:p>Ixx</text:p>
          </table:table-cell>
          <table:table-cell table:style-name="ce47" office:value-type="string" calcext:value-type="string">
            <text:p>Iyy</text:p>
          </table:table-cell>
          <table:table-cell table:style-name="ce47" office:value-type="string" calcext:value-type="string">
            <text:p>Izz</text:p>
          </table:table-cell>
          <table:table-cell table:style-name="ce47" office:value-type="string" calcext:value-type="string">
            <text:p>Ixy</text:p>
          </table:table-cell>
          <table:table-cell table:style-name="ce47" office:value-type="string" calcext:value-type="string">
            <text:p>Ixz</text:p>
          </table:table-cell>
          <table:table-cell table:style-name="ce47" office:value-type="string" calcext:value-type="string">
            <text:p>Iyz</text:p>
          </table:table-cell>
          <table:table-cell table:style-name="ce47" office:value-type="string" calcext:value-type="string">
            <text:p>Ia</text:p>
          </table:table-cell>
          <table:table-cell table:style-name="ce47" office:value-type="string" calcext:value-type="string">
            <text:p>fv</text:p>
          </table:table-cell>
          <table:table-cell table:style-name="ce47" office:value-type="string" calcext:value-type="string">
            <text:p>fc</text:p>
          </table:table-cell>
          <table:table-cell table:style-name="ce55" office:value-type="string" calcext:value-type="string">
            <text:p>foff</text:p>
          </table:table-cell>
          <table:table-cell table:number-columns-repeated="953"/>
        </table:table-row>
        <table:table-row table:style-name="ro3">
          <table:table-cell table:style-name="ce38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number-columns-repeated="953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51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51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number-columns-repeated="2" table:style-name="ce51" office:value-type="string" calcext:value-type="string">
            <text:p>a</text:p>
          </table:table-cell>
          <table:table-cell table:style-name="ce45" office:value-type="string" calcext:value-type="string">
            <text:p>a</text:p>
          </table:table-cell>
          <table:table-cell table:style-name="ce53" office:value-type="string" calcext:value-type="string">
            <text:p>ddq</text:p>
          </table:table-cell>
          <table:table-cell table:style-name="ce54" office:value-type="string" calcext:value-type="string">
            <text:p>dq</text:p>
          </table:table-cell>
          <table:table-cell table:style-name="ce54" office:value-type="string" calcext:value-type="string">
            <text:p>sg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style-name="ce64" office:value-type="string" calcext:value-type="string">
            <text:p>a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4" office:value-type="string" calcext:value-type="string">
            <text:p>a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a</text:p>
          </table:table-cell>
          <table:table-cell table:number-columns-repeated="4"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a</text:p>
          </table:table-cell>
          <table:table-cell table:number-columns-repeated="9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a</text:p>
          </table:table-cell>
          <table:table-cell table:number-columns-repeated="9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53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6" office:value-type="string" calcext:value-type="string">
            <text:p>ddq</text:p>
          </table:table-cell>
          <table:table-cell table:style-name="ce54" office:value-type="string" calcext:value-type="string">
            <text:p>dq</text:p>
          </table:table-cell>
          <table:table-cell table:style-name="ce54" office:value-type="string" calcext:value-type="string">
            <text:p>sg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number-columns-repeated="2" table:style-name="ce51" office:value-type="string" calcext:value-type="string">
            <text:p>a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a</text:p>
          </table:table-cell>
          <table:table-cell table:number-columns-repeated="9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53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9" table:style-name="ce78" office:value-type="float" office:value="0" calcext:value-type="float">
            <text:p>0</text:p>
          </table:table-cell>
          <table:table-cell table:style-name="ce76" office:value-type="string" calcext:value-type="string">
            <text:p>ddq</text:p>
          </table:table-cell>
          <table:table-cell table:style-name="ce54" office:value-type="string" calcext:value-type="string">
            <text:p>dq</text:p>
          </table:table-cell>
          <table:table-cell table:style-name="ce54" office:value-type="string" calcext:value-type="string">
            <text:p>sg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number-columns-repeated="3"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4"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53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9" table:style-name="ce78" office:value-type="float" office:value="0" calcext:value-type="float">
            <text:p>0</text:p>
          </table:table-cell>
          <table:table-cell table:style-name="ce76" office:value-type="string" calcext:value-type="string">
            <text:p>ddq</text:p>
          </table:table-cell>
          <table:table-cell table:style-name="ce54" office:value-type="string" calcext:value-type="string">
            <text:p>dq</text:p>
          </table:table-cell>
          <table:table-cell table:style-name="ce54" office:value-type="string" calcext:value-type="string">
            <text:p>sg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number-columns-repeated="3"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78" office:value-type="float" office:value="0" calcext:value-type="float">
            <text:p>0</text:p>
          </table:table-cell>
          <table:table-cell table:style-name="ce51" office:value-type="string" calcext:value-type="string">
            <text:p>a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53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2" table:style-name="ce5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9" table:style-name="ce78" office:value-type="float" office:value="0" calcext:value-type="float">
            <text:p>0</text:p>
          </table:table-cell>
          <table:table-cell table:style-name="ce76" office:value-type="string" calcext:value-type="string">
            <text:p>ddq</text:p>
          </table:table-cell>
          <table:table-cell table:style-name="ce54" office:value-type="string" calcext:value-type="string">
            <text:p>dq</text:p>
          </table:table-cell>
          <table:table-cell table:style-name="ce54" office:value-type="string" calcext:value-type="string">
            <text:p>sg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05:28.200818823</meta:creation-date>
    <dc:date>2017-06-10T22:37:43.753900947</dc:date>
    <meta:editing-duration>PT8H30M2S</meta:editing-duration>
    <meta:editing-cycles>5</meta:editing-cycles>
    <meta:generator>LibreOffice/5.1.6.2$Linux_X86_64 LibreOffice_project/10m0$Build-2</meta:generator>
    <meta:document-statistic meta:table-count="2" meta:cell-count="1318" meta:object-count="0"/>
  </office:meta>
</office:document-meta>
</file>